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E00000177144DAE9BFFD362B5.png" manifest:media-type="image/png"/>
  <manifest:file-entry manifest:full-path="Pictures/1000C8F5000046EA000026B94E8D05C32AF6C73C.svg" manifest:media-type="image/svg+xml"/>
  <manifest:file-entry manifest:full-path="Pictures/10000001000000E20000013891CE743574D8053A.png" manifest:media-type="image/png"/>
  <manifest:file-entry manifest:full-path="Pictures/1000746B0000175C0000203F0A02D3CF64892A9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bottom" draw:auto-grow-height="false" fo:min-height="0.196cm" fo:min-width="1.3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bottom" draw:auto-grow-height="false" fo:min-height="0.068cm" fo:min-width="1.03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85cm" fo:min-width="0cm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37cm" fo:min-width="1.6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044cm" fo:min-width="0.454cm"/>
    </style:style>
    <style:style style:name="gr7" style:family="graphic" style:parent-style-name="standard">
      <style:graphic-properties draw:textarea-horizontal-align="justify" draw:textarea-vertical-align="middle" draw:auto-grow-height="false" fo:min-height="0.366cm" fo:min-width="1.80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98cm" fo:min-width="1.65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bottom" draw:auto-grow-height="false" fo:min-height="0.068cm" fo:min-width="0.594cm"/>
      <style:paragraph-properties style:writing-mode="lr-tb"/>
    </style:style>
    <style:style style:name="gr1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  <style:text-properties fo:font-size="12pt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Form6" draw:style-name="gr1" draw:text-style-name="P1" draw:layer="layout" svg:width="2.103cm" svg:height="0.89cm" svg:x="8.474cm" svg:y="5.576cm">
          <text:p text:style-name="P1"><text:span text:style-name="T1">REST-API</text:span></text:p>
          <text:p text:style-name="P1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6_0" draw:style-name="gr2" draw:text-style-name="P2" draw:layer="layout" svg:width="1.75cm" svg:height="0.636cm" svg:x="3.75cm" svg:y="5.614cm">
          <text:p text:style-name="P2"><text:span text:style-name="T2">CLI</text:span></text:p>
          <text:p text:style-name="P2"><text:span text:style-name="T2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7" draw:style-name="gr3" draw:text-style-name="P3" draw:layer="layout" svg:width="0.765cm" svg:height="0.839cm" svg:x="6.55cm" svg:y="4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Form8" draw:style-name="gr4" draw:text-style-name="P4" draw:layer="layout" svg:width="1.775cm" svg:height="1.199cm" svg:x="1.95cm" svg:y="5.551cm">
          <draw:text-box>
            <text:p><text:span text:style-name="T1">Config</text:span></text:p>
          </draw:text-box>
        </draw:frame>
        <draw:custom-shape draw:name="Form4_0" draw:style-name="gr5" draw:text-style-name="P1" draw:layer="layout" svg:width="2.531cm" svg:height="1.479cm" svg:x="15.25cm" svg:y="4.5cm">
          <text:p text:style-name="P1"><text:span text:style-name="T1">Sourc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Form5_0" draw:style-name="gr6" draw:text-style-name="P3" draw:layer="layout" svg:width="1.19cm" svg:height="0.588cm" svg:x="13.81cm" svg:y="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Form 1" draw:style-name="gr7" draw:text-style-name="P5" draw:layer="layout" svg:width="2.308cm" svg:height="0.985cm" svg:x="15.25cm" svg:y="6.265cm">
          <text:p text:style-name="P5"><text:span text:style-name="T1">Artifac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Form4_ 1" draw:style-name="gr8" draw:text-style-name="P1" draw:layer="layout" svg:width="2.5cm" svg:height="1.271cm" svg:x="5.8cm" svg:y="2.879cm">
          <text:p text:style-name="P1"><text:span text:style-name="T1">Recip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Form6_ 1" draw:style-name="gr9" draw:text-style-name="P2" draw:layer="layout" svg:width="1.25cm" svg:height="0.636cm" svg:x="13.75cm" svg:y="5cm">
          <text:p text:style-name="P2"><text:span text:style-name="T2"/>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2.25cm" svg:height="3.106cm" svg:x="11cm" svg:y="4.5cm">
          <draw:image xlink:href="Pictures/1000746B0000175C0000203F0A02D3CF64892A93.svg" xlink:type="simple" xlink:show="embed" xlink:actuate="onLoad" draw:mime-type="image/svg+xml">
            <text:p/>
          </draw:image>
          <draw:image xlink:href="Pictures/10000001000000E20000013891CE743574D8053A.png" xlink:type="simple" xlink:show="embed" xlink:actuate="onLoad" draw:mime-type="image/png"/>
        </draw:frame>
        <draw:frame draw:style-name="gr10" draw:text-style-name="P6" draw:layer="layout" svg:width="2.5cm" svg:height="1.365cm" svg:x="5.7cm" svg:y="5.25cm">
          <draw:image xlink:href="Pictures/1000C8F5000046EA000026B94E8D05C32AF6C73C.svg" xlink:type="simple" xlink:show="embed" xlink:actuate="onLoad" draw:mime-type="image/svg+xml">
            <text:p/>
          </draw:image>
          <draw:image xlink:href="Pictures/10000001000002AE00000177144DAE9BFFD362B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an Klötzke</meta:initial-creator>
    <meta:creation-date>2022-07-10T14:14:08.779973595</meta:creation-date>
    <dc:date>2022-07-11T20:26:19.926673078</dc:date>
    <dc:creator>Jan Klötzke</dc:creator>
    <meta:editing-duration>PT6M2S</meta:editing-duration>
    <meta:editing-cycles>1</meta:editing-cycles>
    <meta:generator>LibreOffice/7.3.4.2$Linux_X86_64 LibreOffice_project/30$Build-2</meta:generator>
    <meta:document-statistic meta:object-count="11"/>
  </office:meta>
</office:document-meta>
</file>